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8pt" fo:language="en" fo:country="US" style:text-underline-style="none" fo:font-weight="bold" officeooo:rsid="001b3c01" officeooo:paragraph-rsid="001b3c01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font-weight="bold" officeooo:rsid="0023115a" officeooo:paragraph-rsid="0023115a" style:font-weight-asian="bold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fo:font-weight="bold" officeooo:paragraph-rsid="0022d3df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14pt" fo:language="en" fo:country="US" style:text-underline-style="none" fo:font-weight="bold" officeooo:rsid="001b3c01" officeooo:paragraph-rsid="001b3c01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/>
      <style:text-properties fo:font-size="14pt" fo:language="en" fo:country="US" style:text-underline-style="none" fo:font-weight="bold" officeooo:rsid="001f428f" officeooo:paragraph-rsid="001f428f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/>
      <style:text-properties fo:font-size="14pt" fo:language="en" fo:country="US" style:text-underline-style="none" fo:font-weight="bold" officeooo:rsid="0020e379" officeooo:paragraph-rsid="0020e379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00%"/>
      <style:text-properties fo:font-size="14pt" fo:language="en" fo:country="US" style:text-underline-style="none" fo:font-weight="bold" officeooo:rsid="001e3263" officeooo:paragraph-rsid="001e3263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/>
      <style:text-properties fo:font-size="14pt" fo:language="en" fo:country="US" style:text-underline-style="none" fo:font-weight="normal" officeooo:rsid="0020e379" officeooo:paragraph-rsid="0020e37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/>
      <style:text-properties fo:font-size="14pt" fo:language="en" fo:country="US" style:text-underline-style="none" fo:font-weight="normal" officeooo:rsid="001b3c01" officeooo:paragraph-rsid="001b3c0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font-size="14pt" fo:language="en" fo:country="US" style:text-underline-style="none" fo:font-weight="normal" officeooo:rsid="001b3c01" officeooo:paragraph-rsid="001b3c0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font-size="14pt" fo:language="en" fo:country="US" style:text-underline-style="none" fo:font-weight="normal" officeooo:rsid="001b3c01" officeooo:paragraph-rsid="0022d3d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00%"/>
      <style:text-properties fo:font-size="14pt" fo:language="en" fo:country="US" style:text-underline-style="none" fo:font-weight="normal" officeooo:rsid="001e3263" officeooo:paragraph-rsid="001e326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00%"/>
      <style:text-properties fo:font-size="14pt" fo:language="en" fo:country="US" style:text-underline-style="none" fo:font-weight="normal" officeooo:rsid="001f428f" officeooo:paragraph-rsid="001f428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fo:language="en" fo:country="US" style:text-underline-style="none" fo:font-weight="normal" officeooo:rsid="0023368c" officeooo:paragraph-rsid="0023368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00%"/>
      <style:text-properties fo:font-size="14pt" fo:font-style="normal" fo:font-weight="bold" officeooo:rsid="001e3263" officeooo:paragraph-rsid="001e3263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line-height="100%"/>
      <style:text-properties fo:font-size="14pt" officeooo:paragraph-rsid="001b3c01" style:font-size-asian="14pt" style:font-size-complex="14pt"/>
    </style:style>
    <style:style style:name="P17" style:family="paragraph" style:parent-style-name="Standard">
      <style:paragraph-properties fo:line-height="100%"/>
      <style:text-properties fo:font-size="14pt" officeooo:paragraph-rsid="0020e379" style:font-size-asian="14pt" style:font-size-complex="14pt"/>
    </style:style>
    <style:style style:name="P18" style:family="paragraph" style:parent-style-name="Standard">
      <style:paragraph-properties fo:line-height="100%"/>
      <style:text-properties fo:font-size="14pt" fo:font-weight="bold" officeooo:paragraph-rsid="001f428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font-size="14pt" fo:font-weight="bold" officeooo:rsid="0022d3df" officeooo:paragraph-rsid="0022d3df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fo:font-size="14pt" fo:font-weight="bold" officeooo:rsid="0022d3df" officeooo:paragraph-rsid="0023115a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fo:font-size="14pt" fo:font-weight="bold" officeooo:rsid="0023115a" officeooo:paragraph-rsid="0023115a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fo:font-size="14pt" fo:font-weight="normal" officeooo:rsid="0022d3df" officeooo:paragraph-rsid="0022d3d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font-size="14pt" fo:font-weight="normal" officeooo:rsid="0023115a" officeooo:paragraph-rsid="0023115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00%"/>
      <style:text-properties fo:font-size="16pt" officeooo:paragraph-rsid="001b3c01" style:font-size-asian="16pt" style:font-size-complex="16pt"/>
    </style:style>
    <style:style style:name="P25" style:family="paragraph" style:parent-style-name="Standard">
      <style:paragraph-properties fo:line-height="100%"/>
      <style:text-properties fo:font-size="16pt" officeooo:paragraph-rsid="001f428f" style:font-size-asian="16pt" style:font-size-complex="16pt"/>
    </style:style>
    <style:style style:name="P26" style:family="paragraph" style:parent-style-name="Standard">
      <style:paragraph-properties fo:line-height="100%"/>
      <style:text-properties fo:font-size="16pt" fo:language="en" fo:country="US" style:text-underline-style="none" fo:font-weight="bold" officeooo:rsid="001f428f" officeooo:paragraph-rsid="001f428f" style:font-size-asian="16pt" style:font-weight-asian="bold" style:font-size-complex="16pt" style:font-weight-complex="bold"/>
    </style:style>
    <style:style style:name="P27" style:family="paragraph" style:parent-style-name="Standard">
      <style:paragraph-properties fo:line-height="100%"/>
      <style:text-properties fo:font-size="16pt" fo:language="en" fo:country="US" style:text-underline-style="none" fo:font-weight="bold" officeooo:rsid="0020e379" officeooo:paragraph-rsid="0020e379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100%"/>
      <style:text-properties fo:font-size="16pt" fo:font-style="normal" fo:font-weight="bold" officeooo:rsid="001e3263" officeooo:paragraph-rsid="001e3263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fo:font-size="20pt" fo:language="en" fo:country="US" style:text-underline-style="none" fo:font-weight="bold" officeooo:rsid="001f428f" officeooo:paragraph-rsid="001f428f" style:font-size-asian="20pt" style:font-weight-asian="bold" style:font-size-complex="20pt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fo:font-size="20pt" fo:language="en" fo:country="US" style:text-underline-style="none" fo:font-weight="bold" officeooo:rsid="0022d3df" officeooo:paragraph-rsid="0022d3df" style:font-size-asian="20pt" style:font-weight-asian="bold" style:font-size-complex="20p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fo:font-size="20pt" officeooo:paragraph-rsid="001b3c01" style:font-size-asian="20pt" style:font-size-complex="20pt"/>
    </style:style>
    <style:style style:name="P32" style:family="paragraph" style:parent-style-name="Standard">
      <style:paragraph-properties fo:line-height="100%" fo:text-align="center" style:justify-single-word="false"/>
      <style:text-properties fo:font-size="24pt" fo:language="en" fo:country="US" style:text-underline-style="none" fo:font-weight="bold" officeooo:rsid="001b3c01" officeooo:paragraph-rsid="001b3c01" style:font-size-asian="24pt" style:font-weight-asian="bold" style:font-size-complex="24pt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officeooo:paragraph-rsid="0022d3df"/>
    </style:style>
    <style:style style:name="P34" style:family="paragraph" style:parent-style-name="Standard">
      <style:paragraph-properties fo:line-height="100%" fo:text-align="start" style:justify-single-word="false"/>
      <style:text-properties officeooo:paragraph-rsid="0022d3df"/>
    </style:style>
    <style:style style:name="P35" style:family="paragraph" style:parent-style-name="Standard">
      <style:paragraph-properties fo:line-height="100%" fo:text-align="start" style:justify-single-word="false"/>
      <style:text-properties officeooo:rsid="0023115a" officeooo:paragraph-rsid="0023115a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text-underline-style="none" fo:font-weight="normal" officeooo:rsid="001f428f" officeooo:paragraph-rsid="0022d3df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text-underline-style="none" fo:font-weight="normal" officeooo:rsid="001b3c01" officeooo:paragraph-rsid="001b3c01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font-size="14pt" fo:font-style="normal" fo:font-weight="normal" officeooo:rsid="001f428f" officeooo:paragraph-rsid="001f428f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size="14pt" fo:font-style="normal" fo:font-weight="bold" officeooo:rsid="001f428f" officeooo:paragraph-rsid="001f428f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Text_20_body">
      <style:paragraph-properties fo:line-height="100%"/>
      <style:text-properties style:font-name="Liberation Serif" fo:font-size="14pt" fo:language="en" fo:country="US" style:text-underline-style="none" fo:font-weight="normal" officeooo:rsid="001c54bd" officeooo:paragraph-rsid="001c54bd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line-height="100%"/>
      <style:text-properties fo:font-size="14pt" officeooo:rsid="001c54bd" officeooo:paragraph-rsid="001c54bd" style:font-size-asian="14pt" style:font-size-complex="14pt"/>
    </style:style>
    <style:style style:name="P42" style:family="paragraph" style:parent-style-name="Text_20_body">
      <style:paragraph-properties fo:line-height="100%"/>
      <style:text-properties fo:font-size="14pt" style:text-underline-style="none" fo:font-weight="bold" officeooo:rsid="001c54bd" officeooo:paragraph-rsid="001c54bd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line-height="100%"/>
      <style:text-properties fo:font-size="14pt" fo:font-style="normal" style:text-underline-style="none" fo:font-weight="bold" officeooo:rsid="001e3263" officeooo:paragraph-rsid="001e3263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Text_20_body">
      <style:paragraph-properties fo:line-height="100%"/>
      <style:text-properties fo:font-size="14pt" fo:font-style="normal" style:text-underline-style="none" officeooo:rsid="001e3263" officeooo:paragraph-rsid="001e3263" style:font-size-asian="14pt" style:font-style-asian="normal" style:font-size-complex="14pt" style:font-style-complex="normal"/>
    </style:style>
    <style:style style:name="P45" style:family="paragraph" style:parent-style-name="Text_20_body">
      <style:paragraph-properties fo:line-height="100%"/>
      <style:text-properties fo:font-size="16pt" fo:font-weight="bold" officeooo:paragraph-rsid="001c54bd" style:font-size-asian="16pt" style:font-weight-asian="bold" style:font-size-complex="16pt" style:font-weight-complex="bold"/>
    </style:style>
    <style:style style:name="P46" style:family="paragraph" style:parent-style-name="Text_20_body" style:list-style-name="L1">
      <style:paragraph-properties fo:line-height="100%"/>
    </style:style>
    <style:style style:name="P47" style:family="paragraph" style:parent-style-name="Text_20_body" style:list-style-name="L1">
      <style:paragraph-properties fo:margin-top="0cm" fo:margin-bottom="0cm" loext:contextual-spacing="false" fo:line-height="100%"/>
      <style:text-properties style:font-name="Liberation Serif" fo:font-size="14pt" style:font-size-asian="14pt" style:font-size-complex="14pt"/>
    </style:style>
    <style:style style:name="P48" style:family="paragraph" style:parent-style-name="Text_20_body" style:list-style-name="L1">
      <style:paragraph-properties fo:margin-top="0cm" fo:margin-bottom="0cm" loext:contextual-spacing="false" fo:line-height="100%"/>
    </style:style>
    <style:style style:name="P49" style:family="paragraph" style:parent-style-name="Text_20_body">
      <style:paragraph-properties fo:margin-top="0cm" fo:margin-bottom="0.046cm" loext:contextual-spacing="false" fo:line-height="100%"/>
      <style:text-properties fo:font-size="14pt" officeooo:rsid="001c54bd" officeooo:paragraph-rsid="0020e379" style:font-size-asian="14pt" style:font-size-complex="14pt"/>
    </style:style>
    <style:style style:name="P50" style:family="paragraph" style:parent-style-name="Text_20_body">
      <style:paragraph-properties fo:margin-top="0cm" fo:margin-bottom="0.046cm" loext:contextual-spacing="false" fo:line-height="100%"/>
      <style:text-properties fo:font-size="14pt" officeooo:rsid="001c54bd" officeooo:paragraph-rsid="001c54bd" style:font-size-asian="14pt" style:font-size-complex="14pt"/>
    </style:style>
    <style:style style:name="T1" style:family="text">
      <style:text-properties fo:language="en" fo:country="US" style:text-underline-style="none"/>
    </style:style>
    <style:style style:name="T2" style:family="text">
      <style:text-properties fo:language="en" fo:country="US" style:text-underline-style="none" fo:font-weight="normal" officeooo:rsid="001b3c01" style:font-weight-asian="normal" style:font-weight-complex="normal"/>
    </style:style>
    <style:style style:name="T3" style:family="text">
      <style:text-properties fo:language="en" fo:country="US" style:text-underline-style="none" fo:font-weight="bold" officeooo:rsid="001c54bd" style:font-weight-asian="bold" style:font-weight-complex="bold"/>
    </style:style>
    <style:style style:name="T4" style:family="text">
      <style:text-properties fo:language="en" fo:country="US" style:text-underline-style="none" fo:font-weight="bold" officeooo:rsid="001b3c01" style:font-weight-asian="bold" style:font-weight-complex="bold"/>
    </style:style>
    <style:style style:name="T5" style:family="text">
      <style:text-properties fo:language="en" fo:country="US" style:text-underline-style="none" fo:font-weight="bold" officeooo:rsid="001f428f" style:font-weight-asian="bold" style:font-weight-complex="bold"/>
    </style:style>
    <style:style style:name="T6" style:family="text">
      <style:text-properties fo:language="en" fo:country="US" style:text-underline-style="none" fo:font-weight="bold" officeooo:rsid="0020e379" style:font-weight-asian="bold" style:font-weight-complex="bold"/>
    </style:style>
    <style:style style:name="T7" style:family="text">
      <style:text-properties fo:language="en" fo:country="US" style:text-underline-style="none" officeooo:rsid="001f428f"/>
    </style:style>
    <style:style style:name="T8" style:family="text">
      <style:text-properties fo:language="en" fo:country="US" style:text-underline-style="none" officeooo:rsid="0020e379"/>
    </style:style>
    <style:style style:name="T9" style:family="text">
      <style:text-properties fo:language="en" fo:country="US" fo:font-style="italic" style:text-underline-style="none" fo:font-weight="normal" officeooo:rsid="001e3263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style="italic" style:text-underline-style="none" style:font-style-asian="italic" style:font-style-complex="italic"/>
    </style:style>
    <style:style style:name="T11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en" fo:country="US" fo:font-style="normal" style:text-underline-style="none" style:font-style-asian="normal" style:font-style-complex="normal"/>
    </style:style>
    <style:style style:name="T13" style:family="text">
      <style:text-properties fo:language="en" fo:country="US" fo:font-style="normal" style:text-underline-style="none" officeooo:rsid="0023115a" style:font-style-asian="normal" style:font-style-complex="normal"/>
    </style:style>
    <style:style style:name="T14" style:family="text">
      <style:text-properties fo:language="en" fo:country="US" style:text-underline-style="solid" style:text-underline-width="auto" style:text-underline-color="font-color"/>
    </style:style>
    <style:style style:name="T15" style:family="text">
      <style:text-properties fo:font-size="14pt" fo:language="en" fo:country="US" style:text-underline-style="none" fo:font-weight="normal" officeooo:rsid="0022d3df" style:font-size-asian="12.25pt" style:font-weight-asian="normal" style:font-size-complex="14pt" style:font-weight-complex="normal"/>
    </style:style>
    <style:style style:name="T16" style:family="text">
      <style:text-properties fo:font-size="14pt" fo:language="en" fo:country="US" style:text-underline-style="none" officeooo:rsid="0022d3df" style:font-size-asian="12.25pt" style:font-size-complex="14pt"/>
    </style:style>
    <style:style style:name="T17" style:family="text">
      <style:text-properties fo:font-size="14pt" fo:language="en" fo:country="US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language="en" fo:country="US" fo:font-style="normal" style:text-underline-style="none" fo:font-weight="normal" officeooo:rsid="0022d3df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language="en" fo:country="US" fo:font-style="normal" style:text-underline-style="none" fo:font-weight="normal" officeooo:rsid="0023115a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language="en" fo:country="US" fo:font-style="normal" style:text-underline-style="none" style:font-size-asian="12.25pt" style:font-style-asian="normal" style:font-size-complex="14pt" style:font-style-complex="normal"/>
    </style:style>
    <style:style style:name="T21" style:family="text">
      <style:text-properties fo:font-size="14pt" fo:language="en" fo:country="US" fo:font-style="normal" style:text-underline-style="none" officeooo:rsid="0022d3df" style:font-size-asian="12.25pt" style:font-style-asian="normal" style:font-size-complex="14pt" style:font-style-complex="normal"/>
    </style:style>
    <style:style style:name="T22" style:family="text">
      <style:text-properties fo:font-size="14pt" fo:language="en" fo:country="US" fo:font-style="italic" style:text-underline-style="none" fo:font-weight="normal" officeooo:rsid="0022d3df" style:font-size-asian="12.25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language="en" fo:country="US" fo:font-style="italic" style:text-underline-style="none" fo:font-weight="normal" officeooo:rsid="0023115a" style:font-size-asian="12.25pt" style:font-style-asian="italic" style:font-weight-asian="normal" style:font-size-complex="14pt" style:font-style-complex="italic" style:font-weight-complex="normal"/>
    </style:style>
    <style:style style:name="T24" style:family="text">
      <style:text-properties officeooo:rsid="001c54bd"/>
    </style:style>
    <style:style style:name="T25" style:family="text">
      <style:text-properties style:font-name="Liberation Serif" fo:font-size="14pt" style:font-size-asian="14pt" style:font-size-complex="14pt"/>
    </style:style>
    <style:style style:name="T26" style:family="text">
      <style:text-properties style:font-name="Liberation Serif" fo:font-size="14pt" officeooo:rsid="001c54bd" style:font-size-asian="14pt" style:font-size-complex="14pt"/>
    </style:style>
    <style:style style:name="T27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1f428f"/>
    </style:style>
    <style:style style:name="T30" style:family="text">
      <style:text-properties officeooo:rsid="0020e379"/>
    </style:style>
    <style:style style:name="T31" style:family="text">
      <style:text-properties fo:font-size="20pt" fo:language="en" fo:country="US" style:text-underline-style="none" fo:font-weight="bold" officeooo:rsid="0022d3df" style:font-size-asian="20pt" style:font-weight-asian="bold" style:font-size-complex="20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3115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How to install JITSI</text:p>
      <text:p text:style-name="P1">Technical documentation </text:p>
      <text:p text:style-name="P4"/>
      <text:p text:style-name="P10"/>
      <text:p text:style-name="P31"><text:span text:style-name="T3">1° </text:span><text:span text:style-name="T4"><text:s/>Server configuration</text:span></text:p>
      <text:p text:style-name="P31"><text:span text:style-name="T4"/></text:p>
      <text:p text:style-name="P11">Please connect to the server using SSH.</text:p>
      <text:p text:style-name="P9">Before installing JITSI, the server configuration is mandatory:</text:p>
      <text:p text:style-name="P9"/>
      <text:p text:style-name="P24"><text:span text:style-name="T3">a) Server requirements</text:span></text:p>
      <text:p text:style-name="P9"/>
      <text:p text:style-name="P40">Server: should work on 1 core, 1GB RAM - suggested (at least) 2 core, 2GB RAM (scale at your needs) </text:p>
      <text:list xml:id="list3173526234" text:style-name="L1">
        <text:list-item>
          <text:p text:style-name="P47"><text:span text:style-name="T24">U</text:span>buntu 18.04 <text:span text:style-name="T24">LTS</text:span> </text:p>
        </text:list-item>
        <text:list-item>
          <text:p text:style-name="P48"><text:span text:style-name="T26">Host name</text:span><text:span text:style-name="T25">: </text:span><text:span text:style-name="Source_20_Text"><text:span text:style-name="T27">meet.example.com</text:span></text:span><text:span text:style-name="T25"> (change it to the actual domain you are using) </text:span></text:p>
        </text:list-item>
        <text:list-item>
          <text:p text:style-name="P46"><text:span text:style-name="T25">create DNS A records for </text:span><text:span text:style-name="Source_20_Text"><text:span text:style-name="T25">meet.example.com</text:span></text:span><text:span text:style-name="T25">. </text:span></text:p>
        </text:list-item>
      </text:list>
      <text:p text:style-name="P45"><text:span text:style-name="T24">b) Host name</text:span></text:p>
      <text:p text:style-name="P49">The host name should be set to your domain name.</text:p>
      <text:p text:style-name="P49">Ex: local host &gt; <text:span text:style-name="T28">your.domain.com</text:span></text:p>
      <text:p text:style-name="P50">$hostname</text:p>
      <text:p text:style-name="P41">&gt;&gt; &lt;yourhostname&gt;</text:p>
      <text:p text:style-name="P42">Change the host name:</text:p>
      <text:p text:style-name="P41">$sudo hostnamectl set-hostname <text:span text:style-name="T28">your.domain.com</text:span></text:p>
      <text:p text:style-name="P43">Update hosts file:</text:p>
      <text:p text:style-name="P44">$sudo nano <text:span text:style-name="T28">/etc/hosts</text:span></text:p>
      <text:p text:style-name="P7"><text:span text:style-name="T30">A</text:span>dd the following line:</text:p>
      <text:p text:style-name="P12"/>
      <text:p text:style-name="P16"><text:span text:style-name="T2">127.0.0.1 <text:s text:c="2"/></text:span><text:span text:style-name="T9">your.domain.com</text:span></text:p>
      <text:p text:style-name="P16"><text:span text:style-name="T9"/></text:p>
      <text:p text:style-name="P28"><text:span text:style-name="T1">c) Firewall</text:span></text:p>
      <text:p text:style-name="P15"><text:span text:style-name="T1"/></text:p>
      <text:p text:style-name="P39"><text:span text:style-name="T1">Several ports have to be opened:</text:span></text:p>
      <text:p text:style-name="P38"><text:span text:style-name="T1"/></text:p>
      <text:p text:style-name="P37"><text:span text:style-name="T29">$</text:span>sudo ufw allow 80/tcp</text:p>
      <text:p text:style-name="P9"><text:span text:style-name="T29">$</text:span>sudo ufw allow 443/tcp</text:p>
      <text:p text:style-name="P9"><text:span text:style-name="T29">$</text:span>sudo ufw allow 4443/tcp</text:p>
      <text:p text:style-name="P9"><text:span text:style-name="T29">$</text:span>sudo ufw allow 10000/udp</text:p>
      <text:p text:style-name="P9"/>
      <text:p text:style-name="P36"><text:span text:style-name="T32">you can check the status with this command: </text:span>$sudo ufw status</text:p>
      <text:p text:style-name="P29"><text:soft-page-break/>2° Installation of JITSI</text:p>
      <text:p text:style-name="P5"/>
      <text:p text:style-name="P5"/>
      <text:p text:style-name="P26">a) Gnu Privacy Guard (GPG)</text:p>
      <text:p text:style-name="P13"/>
      <text:p text:style-name="P13">$wget https://download.jitsi.org/jitsi-key.gpg.key</text:p>
      <text:p text:style-name="P13">$sudo apt-key add jitsi-key.gpg.key</text:p>
      <text:p text:style-name="P13"/>
      <text:p text:style-name="P13">then remove the private key</text:p>
      <text:p text:style-name="P13"/>
      <text:p text:style-name="P13">$rm jitsi-key.gpg.key</text:p>
      <text:p text:style-name="P13"/>
      <text:p text:style-name="P25"><text:span text:style-name="T5">b) Add JITSI </text:span><text:span text:style-name="T6">repo</text:span></text:p>
      <text:p text:style-name="P13"/>
      <text:p text:style-name="P13">$sudo nano /etc/apt/sources.list.d/jitsi-stable.list</text:p>
      <text:p text:style-name="P13"/>
      <text:p text:style-name="P18"><text:span text:style-name="T8">U</text:span><text:span text:style-name="T7">pdate the </text:span><text:span text:style-name="T8">repo</text:span><text:span text:style-name="T7"> file:</text:span></text:p>
      <text:p text:style-name="P13"/>
      <text:p text:style-name="P13">deb https://download.jitsi.org stable/</text:p>
      <text:p text:style-name="P13"/>
      <text:p text:style-name="P13">$sudo apt update</text:p>
      <text:p text:style-name="P13"/>
      <text:p text:style-name="P6">Installation of JITSI:</text:p>
      <text:p text:style-name="P8"/>
      <text:p text:style-name="P8">$sudo apt install jitsi-meet</text:p>
      <text:p text:style-name="P8">&gt; type your domain name</text:p>
      <text:p text:style-name="P8">&gt; choose auto-signed key</text:p>
      <text:p text:style-name="P8"/>
      <text:p text:style-name="P27">c) Certbot – Transport Layer Security (TSL)</text:p>
      <text:p text:style-name="P6"/>
      <text:p text:style-name="P8">$sudo add-apt-repository ppa:certbot/certbot</text:p>
      <text:p text:style-name="P8">$sudo apt install certbot</text:p>
      <text:p text:style-name="P8">$sudo /usr/share/jitsi-meet/scripts/install-letsencrypt-cert.sh</text:p>
      <text:p text:style-name="P8"/>
      <text:p text:style-name="P6">Once the TSL is set you can close the HTTP port since it’s no longer useful</text:p>
      <text:p text:style-name="P8"/>
      <text:p text:style-name="P8">$sudo ufw delete allow 80/tcp</text:p>
      <text:p text:style-name="P8"/>
      <text:p text:style-name="P8"/>
      <text:p text:style-name="P8"/>
      <text:p text:style-name="P8"/>
      <text:p text:style-name="P17"/>
      <text:p text:style-name="P17"/>
      <text:p text:style-name="P33"><text:soft-page-break/><text:span text:style-name="T31">3° Server configuration</text:span></text:p>
      <text:p text:style-name="P33"><text:span text:style-name="T31"/></text:p>
      <text:p text:style-name="P3"><text:span text:style-name="T16">Change the default config to prevent guests from creating new rooms</text:span></text:p>
      <text:p text:style-name="P22"><text:span text:style-name="T1"/></text:p>
      <text:p text:style-name="P22"><text:span text:style-name="T1">$sudo nano /etc/prosody/conf.avail/</text:span><text:span text:style-name="T10">your.domain.com</text:span><text:span text:style-name="T1">.cfg.lua</text:span></text:p>
      <text:p text:style-name="P22"><text:span text:style-name="T1">(</text:span><text:span text:style-name="T14">don't forget to change </text:span><text:span text:style-name="T11">your.domain.com</text:span><text:span text:style-name="T12">)</text:span></text:p>
      <text:p text:style-name="P22"><text:span text:style-name="T12"/></text:p>
      <text:p text:style-name="P19"><text:span text:style-name="T12">Replace the authentication line with:</text:span></text:p>
      <text:p text:style-name="P22"><text:span text:style-name="T12">...</text:span></text:p>
      <text:p text:style-name="P22"><text:span text:style-name="T12"><text:s text:c="8"/>authentication = "internal_plain"</text:span></text:p>
      <text:p text:style-name="P22"><text:span text:style-name="T12">…</text:span></text:p>
      <text:p text:style-name="P22"><text:span text:style-name="T12"/></text:p>
      <text:p text:style-name="P19"><text:span text:style-name="T13">A</text:span><text:span text:style-name="T12">nd add the following lines at the end.</text:span></text:p>
      <text:p text:style-name="P22"><text:span text:style-name="T12">...</text:span></text:p>
      <text:p text:style-name="P34"><text:span text:style-name="T18">VirtualHost "guest.</text:span><text:span text:style-name="T22">your.domain.com</text:span><text:span text:style-name="T18">"</text:span></text:p>
      <text:p text:style-name="P22"><text:span text:style-name="T12"><text:s text:c="4"/>authentication = "anonymous"</text:span></text:p>
      <text:p text:style-name="P22"><text:span text:style-name="T12"><text:s text:c="4"/>c2s_require_encryption = false</text:span></text:p>
      <text:p text:style-name="P22"><text:span text:style-name="T12"/></text:p>
      <text:p text:style-name="P19"><text:span text:style-name="T12">Save and close this file to modify another config file.</text:span></text:p>
      <text:p text:style-name="P22"><text:span text:style-name="T12"/></text:p>
      <text:p text:style-name="P34"><text:span text:style-name="T18">$sudo nano /etc/jitsi/meet/</text:span><text:span text:style-name="T23">your.domain.com</text:span><text:span text:style-name="T18">-config.js</text:span></text:p>
      <text:p text:style-name="P34"><text:span text:style-name="T18"/></text:p>
      <text:p text:style-name="P2"><text:span text:style-name="T20">Find these lines:</text:span></text:p>
      <text:p text:style-name="P35"><text:span text:style-name="T17">...</text:span></text:p>
      <text:p text:style-name="P35"><text:span text:style-name="T17"><text:s text:c="8"/>// anonymousdomain: 'guest.example.com',</text:span></text:p>
      <text:p text:style-name="P35"><text:span text:style-name="T17">...</text:span></text:p>
      <text:p text:style-name="P2"><text:span text:style-name="T20">Uncomment and change like:</text:span></text:p>
      <text:p text:style-name="P22"><text:span text:style-name="T12">...</text:span></text:p>
      <text:p text:style-name="P34"><text:span text:style-name="T18"><text:s text:c="8"/>anonymousdomain: 'guest.</text:span><text:span text:style-name="T23">your.domain.com</text:span><text:span text:style-name="T18">',</text:span></text:p>
      <text:p text:style-name="P22"><text:span text:style-name="T12">…</text:span></text:p>
      <text:p text:style-name="P20"><text:span text:style-name="T12">Save and close this file to modify </text:span><text:span text:style-name="T13">the last </text:span><text:span text:style-name="T12">config file.</text:span></text:p>
      <text:p text:style-name="P20"><text:span text:style-name="T12"/></text:p>
      <text:p text:style-name="P23"><text:span text:style-name="T12">$sudo nano /etc/jitsi/jicofo/sip-communicator.properties</text:span></text:p>
      <text:p text:style-name="P23"><text:span text:style-name="T12"/></text:p>
      <text:p text:style-name="P21"><text:span text:style-name="T12">And add this line:</text:span></text:p>
      <text:p text:style-name="P23"><text:span text:style-name="T12"/></text:p>
      <text:p text:style-name="P23"><text:span text:style-name="T12">org.jitsi.jicofo.auth.URL=XMPP:</text:span><text:span text:style-name="T10">your.domain.com</text:span></text:p>
      <text:p text:style-name="P30"/>
      <text:p text:style-name="P14">$sudo systemctl restart prosody.service</text:p>
      <text:p text:style-name="P14">$sudo systemctl restart jicofo.service</text:p>
      <text:p text:style-name="P14">$sudo systemctl restart jitsi-videobridge2.servi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0:02:30.686375845</meta:creation-date>
    <dc:date>2021-04-30T11:24:53.040727043</dc:date>
    <meta:editing-duration>PT5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79" meta:word-count="347" meta:character-count="2577" meta:non-whitespace-character-count="2271"/>
  </office:meta>
</office:document-meta>
</file>